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1" table:number-columns-spanned="3" table:number-rows-spanned="2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number-columns-repeated="2" table:style-name="ce11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1" office:value-type="string">
            <text:p>Punch Out</text:p>
          </table:table-cell>
          <table:table-cell table:style-name="ce1" office:value-type="string">
            <text:p>Shift Continue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5" table:number-rows-spanned="1">
            <text:p>Shift A </text:p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5" table:number-rows-spanned="1">
            <text:p>Shift G1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G2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B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Shift C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8T13:08:43</dc:date>
    <meta:generator>LibreOffice/3.5$Linux_x86 LibreOffice_project/350m1$Build-2</meta:generator>
    <meta:editing-duration>PT15H43M44S</meta:editing-duration>
    <meta:editing-cycles>136</meta:editing-cycles>
    <dc:creator>Dev127 </dc:creator>
    <meta:document-statistic meta:table-count="1" meta:cell-count="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